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011200" officeooo:paragraph-rsid="00011200"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2pt" fo:font-weight="bold" officeooo:rsid="00011200" officeooo:paragraph-rsid="00011200"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11200" officeooo:paragraph-rsid="0001120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369d6" officeooo:paragraph-rsid="000369d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11200" officeooo:paragraph-rsid="0001120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1759d" officeooo:paragraph-rsid="0001759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369d6" officeooo:paragraph-rsid="000369d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officeooo:rsid="00011200" officeooo:paragraph-rsid="00011200" style:font-size-asian="10.5pt" style:font-weight-asian="bold" style:font-size-complex="12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3b10d"/>
    </style:style>
    <style:style style:name="T4" style:family="text">
      <style:text-properties officeooo:rsid="0003b10d"/>
    </style:style>
    <style:style style:name="T5" style:family="text">
      <style:text-properties officeooo:rsid="0005401e"/>
    </style:style>
    <style:style style:name="T6" style:family="text">
      <style:text-properties officeooo:rsid="000657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État</text:span> de l’art</text:p>
      <text:p text:style-name="P2"/>
      <text:p text:style-name="P2"/>
      <text:p text:style-name="P2"/>
      <text:p text:style-name="P3">Dossier « Asservissement » :</text:p>
      <text:p text:style-name="P5"><text:tab/>On retrouve l’ensemble des résultats des expériences réalisées sur la maquette du piano afin de déterminer la fonction de transfère de notre modèle, ainsi que la caractérisation du mode de contrôleur en accélération du contrôleur moteur.</text:p>
      <text:p text:style-name="P5"/>
      <text:p text:style-name="P5">- Relevés de jeux de données</text:p>
      <text:p text:style-name="P5">- Analyse des jeux de données</text:p>
      <text:p text:style-name="P5"/>
      <text:p text:style-name="P6">Le dossier « largeurImp&amp;AnIn » porte sur la 1<text:span text:style-name="T1">ère </text:span><text:span text:style-name="T2">manipulation mise en place, qui nous </text:span><text:span text:style-name="T3">a</text:span><text:span text:style-name="T2"> permis de mettre en évidence le problème d</text:span><text:span text:style-name="T3">u</text:span><text:span text:style-name="T2"> retard dans notre chaîne de contrôle.</text:span></text:p>
      <text:p text:style-name="P5"/>
      <text:p text:style-name="P5">La dernière analyse en date pour la caractérisation du contrôle « torque », ainsi que pour la fonction de transfère se trouve dans le dossier « testOscillo2 ».</text:p>
      <text:p text:style-name="P5"/>
      <text:p text:style-name="P4">Dossier « CHAMP_Projet » :</text:p>
      <text:p text:style-name="P7"><text:tab/>Ce dossier contient trois sous-dossier :</text:p>
      <text:p text:style-name="P7"><text:tab/>- « save_.sof_file » : qui contient les « .sof » des dernières compilations validées, la dernière en date, date du 5 juin 2018</text:p>
      <text:p text:style-name="P7"><text:tab/>- « source » : qui contient l’ensemble des fichiers sources VHDL (.vhd) du projet.</text:p>
      <text:p text:style-name="P7"><text:tab/>- « test_accel2 » : qui contient les sources du projet pour l’environnement de développement sous le logiciel QUARTUS ainsi que pour ModelSim.</text:p>
      <text:p text:style-name="P7"/>
      <text:p text:style-name="P4">Dossier « code » :</text:p>
      <text:p text:style-name="P7"><text:tab/>Contient des sources initiale<text:span text:style-name="T5">s</text:span> du projet réalisé par Olivier LEDORTZ</text:p>
      <text:p text:style-name="P7"/>
      <text:p text:style-name="P4">Dossier « DE2-115 » :</text:p>
      <text:p text:style-name="P7"><text:tab/>Contient la documentation technique de la carte d’évaluation DE2-115 ainsi que les drivers nécessaires.</text:p>
      <text:p text:style-name="P7"/>
      <text:p text:style-name="P4">Dossier Documents :</text:p>
      <text:p text:style-name="P7"><text:tab/>Contient l’ensemble des datasheets qui sont nécessaire<text:span text:style-name="T5">s</text:span> au projet.</text:p>
      <text:p text:style-name="P7"/>
      <text:p text:style-name="P4">Dossier GANT :</text:p>
      <text:p text:style-name="P7"><text:tab/>Contient les diagrammes de Gant des étapes de mon projet.</text:p>
      <text:p text:style-name="P7"/>
      <text:p text:style-name="P4">Dossier PCB :</text:p>
      <text:p text:style-name="P7"><text:tab/>Contient les divers PCB réalisé sous KICAD pour le projet.</text:p>
      <text:p text:style-name="P7"/>
      <text:p text:style-name="P4">Dossier ST50_docs :</text:p>
      <text:p text:style-name="P7"><text:tab/>Contient l’ensemble de la <text:span text:style-name="T6">documentions</text:span> nécessaire à la réalisation de mon rapport de stage.</text:p>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15:22:16.357609102</meta:creation-date>
    <dc:date>2018-07-12T15:58:58.107691911</dc:date>
    <meta:editing-duration>PT22M43S</meta:editing-duration>
    <meta:editing-cycles>6</meta:editing-cycles>
    <meta:generator>LibreOffice/6.0.3.2$Linux_X86_64 LibreOffice_project/00m0$Build-2</meta:generator>
    <meta:document-statistic meta:table-count="0" meta:image-count="0" meta:object-count="0" meta:page-count="1" meta:paragraph-count="24" meta:word-count="276" meta:character-count="1637" meta:non-whitespace-character-count="1374"/>
  </office:meta>
</office:document-meta>
</file>